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1.429cm"/>
    </style:style>
    <style:style style:name="co14" style:family="table-column">
      <style:table-column-properties fo:break-before="auto" style:column-width="1.302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1.238cm"/>
    </style:style>
    <style:style style:name="co17" style:family="table-column">
      <style:table-column-properties fo:break-before="auto" style:column-width="2.073cm"/>
    </style:style>
    <style:style style:name="co18" style:family="table-column">
      <style:table-column-properties fo:break-before="auto" style:column-width="2.469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342cm"/>
    </style:style>
    <style:style style:name="co22" style:family="table-column">
      <style:table-column-properties fo:break-before="auto" style:column-width="2.485cm"/>
    </style:style>
    <style:style style:name="co23" style:family="table-column">
      <style:table-column-properties fo:break-before="auto" style:column-width="2.371cm"/>
    </style:style>
    <style:style style:name="co24" style:family="table-column">
      <style:table-column-properties fo:break-before="auto" style:column-width="2.619cm"/>
    </style:style>
    <style:style style:name="co25" style:family="table-column">
      <style:table-column-properties fo:break-before="auto" style:column-width="2.702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2.441cm"/>
    </style:style>
    <style:style style:name="co28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2.789cm"/>
    </style:style>
    <style:style style:name="co31" style:family="table-column">
      <style:table-column-properties fo:break-before="auto" style:column-width="2.669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2.898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009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3.025cm"/>
    </style:style>
    <style:style style:name="co38" style:family="table-column">
      <style:table-column-properties fo:break-before="auto" style:column-width="2.598cm"/>
    </style:style>
    <style:style style:name="co39" style:family="table-column">
      <style:table-column-properties fo:break-before="auto" style:column-width="2.252cm"/>
    </style:style>
    <style:style style:name="co40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7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2"/>
        <table:table-column table:style-name="co3" table:default-cell-style-name="ce8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11"/>
        <table:table-column table:style-name="co5" table:default-cell-style-name="ce2"/>
        <table:table-column table:style-name="co1" table:default-cell-style-name="ce8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Color</text:p>
          </table:table-cell>
          <table:table-cell table:style-name="ce7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1" office:value-type="string" calcext:value-type="string">
            <text:p>Recording</text:p>
          </table:table-cell>
          <table:table-cell table:style-name="ce7" office:value-type="string" calcext:value-type="string">
            <text:p>Record Arm</text:p>
          </table:table-cell>
          <table:table-cell table:style-name="ce12"/>
          <table:table-cell table:style-name="ce13" office:value-type="string" calcext:value-type="string">
            <text:p>DCA1</text:p>
          </table:table-cell>
          <table:table-cell table:style-name="ce13" office:value-type="string" calcext:value-type="string">
            <text:p>DCA2</text:p>
          </table:table-cell>
          <table:table-cell table:style-name="ce13" office:value-type="string" calcext:value-type="string">
            <text:p>DCA3</text:p>
          </table:table-cell>
          <table:table-cell table:style-name="ce13" office:value-type="string" calcext:value-type="string">
            <text:p>DCA4</text:p>
          </table:table-cell>
          <table:table-cell table:style-name="ce13" office:value-type="string" calcext:value-type="string">
            <text:p>DCA5</text:p>
          </table:table-cell>
          <table:table-cell table:style-name="ce13" office:value-type="string" calcext:value-type="string">
            <text:p>DCA6</text:p>
          </table:table-cell>
          <table:table-cell table:style-name="ce13" office:value-type="string" calcext:value-type="string">
            <text:p>DCA7</text:p>
          </table:table-cell>
          <table:table-cell table:style-name="ce13" office:value-type="string" calcext:value-type="string">
            <text:p>DCA8</text:p>
          </table:table-cell>
          <table:table-cell table:style-name="ce13" office:value-type="string" calcext:value-type="string">
            <text:p>DCA9</text:p>
          </table:table-cell>
          <table:table-cell table:style-name="ce13" office:value-type="string" calcext:value-type="string">
            <text:p>DCA10</text:p>
          </table:table-cell>
          <table:table-cell table:style-name="ce13" office:value-type="string" calcext:value-type="string">
            <text:p>DCA11</text:p>
          </table:table-cell>
          <table:table-cell table:style-name="ce13" office:value-type="string" calcext:value-type="string">
            <text:p>DCA12</text:p>
          </table:table-cell>
          <table:table-cell table:style-name="ce13" office:value-type="string" calcext:value-type="string">
            <text:p>DCA13</text:p>
          </table:table-cell>
          <table:table-cell table:style-name="ce13" office:value-type="string" calcext:value-type="string">
            <text:p>DCA14</text:p>
          </table:table-cell>
          <table:table-cell table:style-name="ce13" office:value-type="string" calcext:value-type="string">
            <text:p>DCA15</text:p>
          </table:table-cell>
          <table:table-cell table:style-name="ce13" office:value-type="string" calcext:value-type="string">
            <text:p>DCA16</text:p>
          </table:table-cell>
          <table:table-cell table:style-name="ce13" office:value-type="string" calcext:value-type="string">
            <text:p>DCA17</text:p>
          </table:table-cell>
          <table:table-cell table:style-name="ce13" office:value-type="string" calcext:value-type="string">
            <text:p>DCA18</text:p>
          </table:table-cell>
          <table:table-cell table:style-name="ce13" office:value-type="string" calcext:value-type="string">
            <text:p>DCA19</text:p>
          </table:table-cell>
          <table:table-cell table:style-name="ce13" office:value-type="string" calcext:value-type="string">
            <text:p>DCA20</text:p>
          </table:table-cell>
          <table:table-cell table:style-name="ce13" office:value-type="string" calcext:value-type="string">
            <text:p>DCA21</text:p>
          </table:table-cell>
          <table:table-cell table:style-name="ce13" office:value-type="string" calcext:value-type="string">
            <text:p>DCA22</text:p>
          </table:table-cell>
          <table:table-cell table:style-name="ce13" office:value-type="string" calcext:value-type="string">
            <text:p>DCA23</text:p>
          </table:table-cell>
          <table:table-cell table:style-name="ce13" office:value-type="string" calcext:value-type="string">
            <text:p>DCA24</text:p>
          </table:table-cell>
          <table:table-cell table:style-name="ce12"/>
          <table:table-cell table:style-name="ce13" office:value-type="string" calcext:value-type="string">
            <text:p>Mute1</text:p>
          </table:table-cell>
          <table:table-cell table:style-name="ce13" office:value-type="string" calcext:value-type="string">
            <text:p>Mute2</text:p>
          </table:table-cell>
          <table:table-cell table:style-name="ce13" office:value-type="string" calcext:value-type="string">
            <text:p>Mute3</text:p>
          </table:table-cell>
          <table:table-cell table:style-name="ce13" office:value-type="string" calcext:value-type="string">
            <text:p>Mute4</text:p>
          </table:table-cell>
          <table:table-cell table:style-name="ce13" office:value-type="string" calcext:value-type="string">
            <text:p>Mute5</text:p>
          </table:table-cell>
          <table:table-cell table:style-name="ce13" office:value-type="string" calcext:value-type="string">
            <text:p>Mute6</text:p>
          </table:table-cell>
          <table:table-cell table:style-name="ce13" office:value-type="string" calcext:value-type="string">
            <text:p>Mute7</text:p>
          </table:table-cell>
          <table:table-cell table:style-name="ce13" office:value-type="string" calcext:value-type="string">
            <text:p>Mute8</text:p>
          </table:table-cell>
          <table:table-cell table:style-name="ce12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13" calcext:value-type="float">
            <text:p>1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15" calcext:value-type="float">
            <text:p>1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16" calcext:value-type="float">
            <text:p>1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17" calcext:value-type="float">
            <text:p>1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18" calcext:value-type="float">
            <text:p>1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19" calcext:value-type="float">
            <text:p>1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0" calcext:value-type="float">
            <text:p>2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3" calcext:value-type="float">
            <text:p>2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4" calcext:value-type="float">
            <text:p>2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25" calcext:value-type="float">
            <text:p>2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26" calcext:value-type="float">
            <text:p>2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27" calcext:value-type="float">
            <text:p>2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8" calcext:value-type="float">
            <text:p>2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 table:number-rows-repeated="6">
          <table:table-cell table:number-columns-repeated="6"/>
          <table:table-cell table:content-validation-name="val3"/>
          <table:table-cell table:number-columns-repeated="16377"/>
        </table:table-row>
        <table:table-row table:style-name="ro2" table:number-rows-repeated="104843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D1:Channels.D1048576 Channels.C2:Channels.C129">
            <calcext:condition calcext:apply-style-name="ConditionalStyle_1" calcext:value="=&quot;purple&quot;" calcext:base-cell-address="Channels.C2"/>
            <calcext:condition calcext:apply-style-name="ConditionalStyle_2" calcext:value="=&quot;light blue&quot;" calcext:base-cell-address="Channels.C2"/>
            <calcext:condition calcext:apply-style-name="ConditionalStyle_3" calcext:value="=&quot;green&quot;" calcext:base-cell-address="Channels.C2"/>
            <calcext:condition calcext:apply-style-name="ConditionalStyle_4" calcext:value="=&quot;red&quot;" calcext:base-cell-address="Channels.C2"/>
            <calcext:condition calcext:apply-style-name="ConditionalStyle_5" calcext:value="=&quot;black&quot;" calcext:base-cell-address="Channels.C2"/>
            <calcext:condition calcext:apply-style-name="ConditionalStyle_6" calcext:value="=&quot;yellow&quot;" calcext:base-cell-address="Channels.C2"/>
            <calcext:condition calcext:apply-style-name="ConditionalStyle_7" calcext:value="=&quot;blue&quot;" calcext:base-cell-address="Channels.C2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1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3" table:default-cell-style-name="ce2"/>
        <table:table-column table:style-name="co14" table:default-cell-style-name="ce2"/>
        <table:table-column table:style-name="co12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2" table:default-cell-style-name="ce2"/>
        <table:table-column table:style-name="co12" table:default-cell-style-name="ce2"/>
        <table:table-column table:style-name="co12" table:number-columns-repeated="2" table:default-cell-style-name="ce11"/>
        <table:table-column table:style-name="co15" table:number-columns-repeated="2" table:default-cell-style-name="ce11"/>
        <table:table-row table:style-name="ro4">
          <table:table-cell table:style-name="ce14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6" office:value-type="string" calcext:value-type="string">
            <text:p>Socket Number</text:p>
          </table:table-cell>
          <table:table-cell table:style-name="ce17" office:value-type="string" calcext:value-type="string">
            <text:p>Local Phantom</text:p>
          </table:table-cell>
          <table:table-cell table:style-name="ce17" office:value-type="string" calcext:value-type="string">
            <text:p>Local Pad</text:p>
          </table:table-cell>
          <table:table-cell table:style-name="ce17" office:value-type="string" calcext:value-type="string">
            <text:p>Local Gain</text:p>
          </table:table-cell>
          <table:table-cell table:style-name="ce18"/>
          <table:table-cell table:style-name="ce19" office:value-type="string" calcext:value-type="string">
            <text:p>DX1 Phantom</text:p>
          </table:table-cell>
          <table:table-cell table:style-name="ce19" office:value-type="string" calcext:value-type="string">
            <text:p>DX1 Pad</text:p>
          </table:table-cell>
          <table:table-cell table:style-name="ce19" office:value-type="string" calcext:value-type="string">
            <text:p>DX1 Gain</text:p>
          </table:table-cell>
          <table:table-cell table:style-name="ce18"/>
          <table:table-cell table:style-name="ce20" office:value-type="string" calcext:value-type="string">
            <text:p>DX3 Phantom</text:p>
          </table:table-cell>
          <table:table-cell table:style-name="ce20" office:value-type="string" calcext:value-type="string">
            <text:p>DX3 Pad</text:p>
          </table:table-cell>
          <table:table-cell table:style-name="ce20" office:value-type="string" calcext:value-type="string">
            <text:p>DX3 Gain</text:p>
          </table:table-cell>
          <table:table-cell table:style-name="ce18"/>
          <table:table-cell table:style-name="ce21" office:value-type="string" calcext:value-type="string">
            <text:p>Slink Phantom</text:p>
          </table:table-cell>
          <table:table-cell table:style-name="ce21" office:value-type="string" calcext:value-type="string">
            <text:p>Slink Pad</text:p>
          </table:table-cell>
          <table:table-cell table:style-name="ce21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7" table:default-cell-style-name="ce11"/>
        <table:table-column table:style-name="co8" table:default-cell-style-name="Default"/>
        <table:table-column table:style-name="co18" table:default-cell-style-name="ce11"/>
        <table:table-column table:style-name="co18" table:default-cell-style-name="ce2"/>
        <table:table-column table:style-name="co19" table:default-cell-style-name="ce31"/>
        <table:table-column table:style-name="co8" table:number-columns-repeated="2" table:default-cell-style-name="Default"/>
        <table:table-column table:style-name="co20" table:default-cell-style-name="ce2"/>
        <table:table-column table:style-name="co21" table:default-cell-style-name="ce31"/>
        <table:table-column table:style-name="co8" table:number-columns-repeated="2" table:default-cell-style-name="Default"/>
        <table:table-column table:style-name="co22" table:default-cell-style-name="ce2"/>
        <table:table-column table:style-name="co23" table:default-cell-style-name="ce11"/>
        <table:table-column table:style-name="co8" table:number-columns-repeated="2" table:default-cell-style-name="Default"/>
        <table:table-column table:style-name="co24" table:default-cell-style-name="ce2"/>
        <table:table-column table:style-name="co25" table:default-cell-style-name="ce11"/>
        <table:table-column table:style-name="co26" table:default-cell-style-name="ce11"/>
        <table:table-column table:style-name="co8" table:default-cell-style-name="Default"/>
        <table:table-column table:style-name="co27" table:default-cell-style-name="ce2"/>
        <table:table-column table:style-name="co28" table:default-cell-style-name="ce31"/>
        <table:table-column table:style-name="co8" table:default-cell-style-name="Default"/>
        <table:table-column table:style-name="co18" table:default-cell-style-name="ce11"/>
        <table:table-column table:style-name="co29" table:default-cell-style-name="ce2"/>
        <table:table-column table:style-name="co30" table:default-cell-style-name="ce31"/>
        <table:table-column table:style-name="co31" table:default-cell-style-name="ce11"/>
        <table:table-column table:style-name="co8" table:default-cell-style-name="Default"/>
        <table:table-column table:style-name="co32" table:default-cell-style-name="ce2"/>
        <table:table-column table:style-name="co8" table:default-cell-style-name="ce31"/>
        <table:table-column table:style-name="co8" table:number-columns-repeated="2" table:default-cell-style-name="Default"/>
        <table:table-column table:style-name="co33" table:default-cell-style-name="ce11"/>
        <table:table-column table:style-name="co34" table:default-cell-style-name="ce31"/>
        <table:table-column table:style-name="co8" table:default-cell-style-name="ce31"/>
        <table:table-column table:style-name="co8" table:default-cell-style-name="Default"/>
        <table:table-column table:style-name="co35" table:default-cell-style-name="ce11"/>
        <table:table-column table:style-name="co36" table:default-cell-style-name="ce31"/>
        <table:table-column table:style-name="co37" table:default-cell-style-name="ce11"/>
        <table:table-row table:style-name="ro2">
          <table:table-cell table:style-name="ce22" office:value-type="string" calcext:value-type="string">
            <text:p>DCA</text:p>
          </table:table-cell>
          <table:table-cell table:style-name="ce22" office:value-type="string" calcext:value-type="string">
            <text:p>DCA Name</text:p>
          </table:table-cell>
          <table:table-cell table:style-name="ce22" office:value-type="string" calcext:value-type="string">
            <text:p>DCA Color</text:p>
          </table:table-cell>
          <table:table-cell table:style-name="ce26"/>
          <table:table-cell table:style-name="ce27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7" office:value-type="string" calcext:value-type="string">
            <text:p>Aux Color</text:p>
          </table:table-cell>
          <table:table-cell table:style-name="ce26"/>
          <table:table-cell table:style-name="ce27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7" office:value-type="string" calcext:value-type="string">
            <text:p>StAux Color</text:p>
          </table:table-cell>
          <table:table-cell table:style-name="ce26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6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6"/>
          <table:table-cell table:style-name="ce34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6"/>
          <table:table-cell table:style-name="ce34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/>
          <table:table-cell table:style-name="ce27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7" office:value-type="string" calcext:value-type="string">
            <text:p>FX Color</text:p>
          </table:table-cell>
          <table:table-cell/>
          <table:table-cell table:style-name="ce27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38" office:value-type="string" calcext:value-type="string">
            <text:p>FX Return</text:p>
          </table:table-cell>
          <table:table-cell table:style-name="ce39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25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2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2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2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7" table:content-validation-name="val1" office:value-type="string" calcext:value-type="string">
            <text:p>re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25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3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3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3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7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25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4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4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4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7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25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3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4" office:value-type="string" calcext:value-type="string">
            <text:p>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25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/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6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6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6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table:style-name="ce37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table:style-name="ce25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4" office:value-type="string" calcext:value-type="string">
            <text:p>7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7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7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7</text:p>
          </table:table-cell>
          <table:table-cell table:style-name="ce37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7</text:p>
          </table:table-cell>
          <table:table-cell table:style-name="ce25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8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8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8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8</text:p>
          </table:table-cell>
          <table:table-cell table:style-name="ce37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8</text:p>
          </table:table-cell>
          <table:table-cell table:style-name="ce25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4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4" office:value-type="string" calcext:value-type="string">
            <text:p>9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4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9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9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9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9</text:p>
          </table:table-cell>
          <table:table-cell table:style-name="ce37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9</text:p>
          </table:table-cell>
          <table:table-cell table:style-name="ce25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9" office:value-type="string" calcext:value-type="string">
            <text:p>10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9" office:value-type="string" calcext:value-type="string">
            <text:p>10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9" office:value-type="string" calcext:value-type="string">
            <text:p>10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10</text:p>
          </table:table-cell>
          <table:table-cell table:style-name="ce37" table:content-validation-name="val1" office:value-type="string" calcext:value-type="string">
            <text:p>r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10</text:p>
          </table:table-cell>
          <table:table-cell table:style-name="ce25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11" calcext:value-type="float">
            <text:p>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4" office:value-type="string" calcext:value-type="string">
            <text:p>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11" calcext:value-type="float">
            <text:p>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9" office:value-type="float" office:value="11" calcext:value-type="float">
            <text:p>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9" office:value-type="float" office:value="11" calcext:value-type="float">
            <text:p>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11</text:p>
          </table:table-cell>
          <table:table-cell table:style-name="ce37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11</text:p>
          </table:table-cell>
          <table:table-cell table:style-name="ce25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12" calcext:value-type="float">
            <text:p>12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9" office:value-type="string" calcext:value-type="string">
            <text:p>12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12" calcext:value-type="float">
            <text:p>12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9" office:value-type="string" calcext:value-type="string">
            <text:p>12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9" office:value-type="string" calcext:value-type="string">
            <text:p>12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2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12</text:p>
          </table:table-cell>
          <table:table-cell table:style-name="ce37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12</text:p>
          </table:table-cell>
          <table:table-cell table:style-name="ce25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13" calcext:value-type="float">
            <text:p>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4" office:value-type="string" calcext:value-type="string">
            <text:p>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13" calcext:value-type="float">
            <text:p>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9" office:value-type="float" office:value="13" calcext:value-type="float">
            <text:p>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9" office:value-type="float" office:value="13" calcext:value-type="float">
            <text:p>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9" office:value-type="string" calcext:value-type="string">
            <text:p>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9" office:value-type="string" calcext:value-type="string">
            <text:p>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13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13</text:p>
          </table:table-cell>
          <table:table-cell table:style-name="ce25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3" office:value-type="float" office:value="14" calcext:value-type="float">
            <text:p>14</text:p>
          </table:table-cell>
          <table:table-cell table:style-name="ce24" office:value-type="float" office:value="14" calcext:value-type="float">
            <text:p>14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9" office:value-type="string" calcext:value-type="string">
            <text:p>14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4" office:value-type="float" office:value="14" calcext:value-type="float">
            <text:p>14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9" office:value-type="float" office:value="14" calcext:value-type="float">
            <text:p>14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9" office:value-type="float" office:value="14" calcext:value-type="float">
            <text:p>14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9" office:value-type="string" calcext:value-type="string">
            <text:p>14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9" office:value-type="string" calcext:value-type="string">
            <text:p>14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4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14</text:p>
          </table:table-cell>
          <table:table-cell table:style-name="ce37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14</text:p>
          </table:table-cell>
          <table:table-cell table:style-name="ce25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4" office:value-type="string" calcext:value-type="string">
            <text:p>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9" office:value-type="string" calcext:value-type="string">
            <text:p>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9" office:value-type="string" calcext:value-type="string">
            <text:p>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15</text:p>
          </table:table-cell>
          <table:table-cell table:style-name="ce37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15</text:p>
          </table:table-cell>
          <table:table-cell table:style-name="ce25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9" office:value-type="string" calcext:value-type="string">
            <text:p>16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9" office:value-type="float" office:value="16" calcext:value-type="float">
            <text:p>16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9" office:value-type="float" office:value="16" calcext:value-type="float">
            <text:p>16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9" office:value-type="string" calcext:value-type="string">
            <text:p>16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9" office:value-type="string" calcext:value-type="string">
            <text:p>16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6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16</text:p>
          </table:table-cell>
          <table:table-cell table:style-name="ce37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16</text:p>
          </table:table-cell>
          <table:table-cell table:style-name="ce25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3" office:value-type="float" office:value="17" calcext:value-type="float">
            <text:p>17</text:p>
          </table:table-cell>
          <table:table-cell table:style-name="ce24" office:value-type="float" office:value="17" calcext:value-type="float">
            <text:p>17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24" office:value-type="string" calcext:value-type="string">
            <text:p>17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24" office:value-type="float" office:value="17" calcext:value-type="float">
            <text:p>17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29" office:value-type="float" office:value="17" calcext:value-type="float">
            <text:p>17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29" office:value-type="float" office:value="17" calcext:value-type="float">
            <text:p>17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29" office:value-type="string" calcext:value-type="string">
            <text:p>17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29" office:value-type="string" calcext:value-type="string">
            <text:p>1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12"/>
        </table:table-row>
        <table:table-row table:style-name="ro2"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18" calcext:value-type="float">
            <text:p>18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9" office:value-type="string" calcext:value-type="string">
            <text:p>18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18" calcext:value-type="float">
            <text:p>18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9" office:value-type="float" office:value="18" calcext:value-type="float">
            <text:p>18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9" office:value-type="float" office:value="18" calcext:value-type="float">
            <text:p>18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9" office:value-type="string" calcext:value-type="string">
            <text:p>18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9" office:value-type="string" calcext:value-type="string">
            <text:p>1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12"/>
        </table:table-row>
        <table:table-row table:style-name="ro2"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19" calcext:value-type="float">
            <text:p>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4" office:value-type="string" calcext:value-type="string">
            <text:p>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19" calcext:value-type="float">
            <text:p>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9" office:value-type="float" office:value="19" calcext:value-type="float">
            <text:p>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9" office:value-type="float" office:value="19" calcext:value-type="float">
            <text:p>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9" office:value-type="string" calcext:value-type="string">
            <text:p>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9" office:value-type="string" calcext:value-type="string">
            <text:p>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12"/>
        </table:table-row>
        <table:table-row table:style-name="ro2">
          <table:table-cell table:style-name="ce23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9" office:value-type="string" calcext:value-type="string">
            <text:p>20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9" office:value-type="string" calcext:value-type="string">
            <text:p>20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9" office:value-type="string" calcext:value-type="string">
            <text:p>2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12"/>
        </table:table-row>
        <table:table-row table:style-name="ro2">
          <table:table-cell table:style-name="ce23" office:value-type="float" office:value="21" calcext:value-type="float">
            <text:p>21</text:p>
          </table:table-cell>
          <table:table-cell table:style-name="ce24" office:value-type="float" office:value="21" calcext:value-type="float">
            <text:p>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24" office:value-type="string" calcext:value-type="string">
            <text:p>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24" office:value-type="float" office:value="21" calcext:value-type="float">
            <text:p>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29" office:value-type="float" office:value="21" calcext:value-type="float">
            <text:p>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29" office:value-type="float" office:value="21" calcext:value-type="float">
            <text:p>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29" office:value-type="string" calcext:value-type="string">
            <text:p>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29" office:value-type="string" calcext:value-type="string">
            <text:p>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12"/>
        </table:table-row>
        <table:table-row table:style-name="ro2">
          <table:table-cell table:style-name="ce23" office:value-type="float" office:value="22" calcext:value-type="float">
            <text:p>22</text:p>
          </table:table-cell>
          <table:table-cell table:style-name="ce24" office:value-type="float" office:value="22" calcext:value-type="float">
            <text:p>22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9" office:value-type="string" calcext:value-type="string">
            <text:p>22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4" office:value-type="float" office:value="22" calcext:value-type="float">
            <text:p>22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9" office:value-type="float" office:value="22" calcext:value-type="float">
            <text:p>22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9" office:value-type="float" office:value="22" calcext:value-type="float">
            <text:p>22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9" office:value-type="string" calcext:value-type="string">
            <text:p>22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9" office:value-type="string" calcext:value-type="string">
            <text:p>2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12"/>
        </table:table-row>
        <table:table-row table:style-name="ro2"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3" calcext:value-type="float">
            <text:p>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24" office:value-type="string" calcext:value-type="string">
            <text:p>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3" calcext:value-type="float">
            <text:p>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29" office:value-type="float" office:value="23" calcext:value-type="float">
            <text:p>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29" office:value-type="float" office:value="23" calcext:value-type="float">
            <text:p>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29" office:value-type="string" calcext:value-type="string">
            <text:p>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29" office:value-type="string" calcext:value-type="string">
            <text:p>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24" calcext:value-type="float">
            <text:p>24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29" office:value-type="string" calcext:value-type="string">
            <text:p>24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24" calcext:value-type="float">
            <text:p>24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29" office:value-type="float" office:value="24" calcext:value-type="float">
            <text:p>24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29" office:value-type="float" office:value="24" calcext:value-type="float">
            <text:p>24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29" office:value-type="string" calcext:value-type="string">
            <text:p>24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29" office:value-type="string" calcext:value-type="string">
            <text:p>24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3" office:value-type="float" office:value="25" calcext:value-type="float">
            <text:p>25</text:p>
          </table:table-cell>
          <table:table-cell table:style-name="ce24" office:value-type="string" calcext:value-type="string">
            <text:p>25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9" office:value-type="float" office:value="25" calcext:value-type="float">
            <text:p>25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9" office:value-type="float" office:value="25" calcext:value-type="float">
            <text:p>25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9" office:value-type="string" calcext:value-type="string">
            <text:p>25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9" office:value-type="string" calcext:value-type="string">
            <text:p>25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3" office:value-type="float" office:value="26" calcext:value-type="float">
            <text:p>26</text:p>
          </table:table-cell>
          <table:table-cell table:style-name="ce29" office:value-type="string" calcext:value-type="string">
            <text:p>26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ce24" office:value-type="float" office:value="26" calcext:value-type="float">
            <text:p>26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ce29" office:value-type="float" office:value="26" calcext:value-type="float">
            <text:p>26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ce29" office:value-type="float" office:value="26" calcext:value-type="float">
            <text:p>26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ce29" office:value-type="string" calcext:value-type="string">
            <text:p>26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ce29" office:value-type="string" calcext:value-type="string">
            <text:p>26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3" office:value-type="float" office:value="27" calcext:value-type="float">
            <text:p>27</text:p>
          </table:table-cell>
          <table:table-cell table:style-name="ce24" office:value-type="string" calcext:value-type="string">
            <text:p>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ce24" office:value-type="float" office:value="27" calcext:value-type="float">
            <text:p>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ce29" office:value-type="float" office:value="27" calcext:value-type="float">
            <text:p>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ce29" office:value-type="float" office:value="27" calcext:value-type="float">
            <text:p>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ce29" office:value-type="string" calcext:value-type="string">
            <text:p>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ce29" office:value-type="string" calcext:value-type="string">
            <text:p>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3" office:value-type="float" office:value="28" calcext:value-type="float">
            <text:p>28</text:p>
          </table:table-cell>
          <table:table-cell table:style-name="ce29" office:value-type="string" calcext:value-type="string">
            <text:p>28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ce24" office:value-type="float" office:value="28" calcext:value-type="float">
            <text:p>28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ce29" office:value-type="float" office:value="28" calcext:value-type="float">
            <text:p>28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ce29" office:value-type="float" office:value="28" calcext:value-type="float">
            <text:p>28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ce29" office:value-type="string" calcext:value-type="string">
            <text:p>28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ce29" office:value-type="string" calcext:value-type="string">
            <text:p>28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3" office:value-type="float" office:value="29" calcext:value-type="float">
            <text:p>29</text:p>
          </table:table-cell>
          <table:table-cell table:style-name="ce24" office:value-type="string" calcext:value-type="string">
            <text:p>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ce24" office:value-type="float" office:value="29" calcext:value-type="float">
            <text:p>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ce29" office:value-type="float" office:value="29" calcext:value-type="float">
            <text:p>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ce29" office:value-type="float" office:value="29" calcext:value-type="float">
            <text:p>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ce29" office:value-type="string" calcext:value-type="string">
            <text:p>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ce29" office:value-type="string" calcext:value-type="string">
            <text:p>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3" office:value-type="float" office:value="30" calcext:value-type="float">
            <text:p>30</text:p>
          </table:table-cell>
          <table:table-cell table:style-name="ce29" office:value-type="string" calcext:value-type="string">
            <text:p>30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ce24" office:value-type="float" office:value="30" calcext:value-type="float">
            <text:p>30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ce29" office:value-type="string" calcext:value-type="string">
            <text:p>30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ce29" office:value-type="string" calcext:value-type="string">
            <text:p>30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3" office:value-type="float" office:value="31" calcext:value-type="float">
            <text:p>31</text:p>
          </table:table-cell>
          <table:table-cell table:style-name="ce24" office:value-type="string" calcext:value-type="string">
            <text:p>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31" calcext:value-type="float">
            <text:p>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ce29" office:value-type="float" office:value="31" calcext:value-type="float">
            <text:p>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ce29" office:value-type="float" office:value="31" calcext:value-type="float">
            <text:p>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ce29" office:value-type="string" calcext:value-type="string">
            <text:p>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ce29" office:value-type="string" calcext:value-type="string">
            <text:p>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3" office:value-type="float" office:value="32" calcext:value-type="float">
            <text:p>32</text:p>
          </table:table-cell>
          <table:table-cell table:style-name="ce29" office:value-type="string" calcext:value-type="string">
            <text:p>32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3"/>
          <table:table-cell table:style-name="ce32" table:content-validation-name="val1"/>
          <table:table-cell/>
          <table:table-cell table:style-name="ce23" office:value-type="float" office:value="32" calcext:value-type="float">
            <text:p>32</text:p>
          </table:table-cell>
          <table:table-cell table:style-name="ce29" office:value-type="float" office:value="32" calcext:value-type="float">
            <text:p>32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3"/>
          <table:table-cell table:style-name="ce32" table:content-validation-name="val1"/>
          <table:table-cell/>
          <table:table-cell table:style-name="ce23" office:value-type="float" office:value="32" calcext:value-type="float">
            <text:p>32</text:p>
          </table:table-cell>
          <table:table-cell table:style-name="ce29" office:value-type="string" calcext:value-type="string">
            <text:p>32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3"/>
          <table:table-cell table:style-name="ce36" table:content-validation-name="val1"/>
          <table:table-cell table:number-columns-repeated="12"/>
        </table:table-row>
        <table:table-row table:style-name="ro2">
          <table:table-cell table:number-columns-repeated="4"/>
          <table:table-cell table:style-name="ce23" office:value-type="float" office:value="33" calcext:value-type="float">
            <text:p>33</text:p>
          </table:table-cell>
          <table:table-cell table:style-name="ce24" office:value-type="string" calcext:value-type="string">
            <text:p>33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5"/>
          <table:table-cell table:style-name="ce23" office:value-type="float" office:value="33" calcext:value-type="float">
            <text:p>33</text:p>
          </table:table-cell>
          <table:table-cell table:style-name="ce29" office:value-type="float" office:value="33" calcext:value-type="float">
            <text:p>33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5"/>
          <table:table-cell table:style-name="ce23" office:value-type="float" office:value="33" calcext:value-type="float">
            <text:p>33</text:p>
          </table:table-cell>
          <table:table-cell table:style-name="ce29" office:value-type="string" calcext:value-type="string">
            <text:p>33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34" calcext:value-type="float">
            <text:p>34</text:p>
          </table:table-cell>
          <table:table-cell table:style-name="ce29" office:value-type="string" calcext:value-type="string">
            <text:p>34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5"/>
          <table:table-cell table:style-name="ce23" office:value-type="float" office:value="34" calcext:value-type="float">
            <text:p>34</text:p>
          </table:table-cell>
          <table:table-cell table:style-name="ce29" office:value-type="float" office:value="34" calcext:value-type="float">
            <text:p>34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5"/>
          <table:table-cell table:style-name="ce23" office:value-type="float" office:value="34" calcext:value-type="float">
            <text:p>34</text:p>
          </table:table-cell>
          <table:table-cell table:style-name="ce29" office:value-type="string" calcext:value-type="string">
            <text:p>34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35" calcext:value-type="float">
            <text:p>35</text:p>
          </table:table-cell>
          <table:table-cell table:style-name="ce24" office:value-type="string" calcext:value-type="string">
            <text:p>35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5"/>
          <table:table-cell table:style-name="ce23" office:value-type="float" office:value="35" calcext:value-type="float">
            <text:p>35</text:p>
          </table:table-cell>
          <table:table-cell table:style-name="ce29" office:value-type="float" office:value="35" calcext:value-type="float">
            <text:p>35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5"/>
          <table:table-cell table:style-name="ce23" office:value-type="float" office:value="35" calcext:value-type="float">
            <text:p>35</text:p>
          </table:table-cell>
          <table:table-cell table:style-name="ce29" office:value-type="string" calcext:value-type="string">
            <text:p>35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36" calcext:value-type="float">
            <text:p>36</text:p>
          </table:table-cell>
          <table:table-cell table:style-name="ce29" office:value-type="string" calcext:value-type="string">
            <text:p>36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5"/>
          <table:table-cell table:style-name="ce23" office:value-type="float" office:value="36" calcext:value-type="float">
            <text:p>36</text:p>
          </table:table-cell>
          <table:table-cell table:style-name="ce29" office:value-type="float" office:value="36" calcext:value-type="float">
            <text:p>36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5"/>
          <table:table-cell table:style-name="ce23" office:value-type="float" office:value="36" calcext:value-type="float">
            <text:p>36</text:p>
          </table:table-cell>
          <table:table-cell table:style-name="ce29" office:value-type="string" calcext:value-type="string">
            <text:p>36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37" calcext:value-type="float">
            <text:p>37</text:p>
          </table:table-cell>
          <table:table-cell table:style-name="ce24" office:value-type="string" calcext:value-type="string">
            <text:p>37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5"/>
          <table:table-cell table:style-name="ce23" office:value-type="float" office:value="37" calcext:value-type="float">
            <text:p>37</text:p>
          </table:table-cell>
          <table:table-cell table:style-name="ce29" office:value-type="float" office:value="37" calcext:value-type="float">
            <text:p>37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5"/>
          <table:table-cell table:style-name="ce23" office:value-type="float" office:value="37" calcext:value-type="float">
            <text:p>37</text:p>
          </table:table-cell>
          <table:table-cell table:style-name="ce29" office:value-type="string" calcext:value-type="string">
            <text:p>37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38" calcext:value-type="float">
            <text:p>38</text:p>
          </table:table-cell>
          <table:table-cell table:style-name="ce29" office:value-type="string" calcext:value-type="string">
            <text:p>38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5"/>
          <table:table-cell table:style-name="ce23" office:value-type="float" office:value="38" calcext:value-type="float">
            <text:p>38</text:p>
          </table:table-cell>
          <table:table-cell table:style-name="ce29" office:value-type="float" office:value="38" calcext:value-type="float">
            <text:p>38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5"/>
          <table:table-cell table:style-name="ce23" office:value-type="float" office:value="38" calcext:value-type="float">
            <text:p>38</text:p>
          </table:table-cell>
          <table:table-cell table:style-name="ce29" office:value-type="string" calcext:value-type="string">
            <text:p>38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39" calcext:value-type="float">
            <text:p>39</text:p>
          </table:table-cell>
          <table:table-cell table:style-name="ce24" office:value-type="string" calcext:value-type="string">
            <text:p>39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5"/>
          <table:table-cell table:style-name="ce23" office:value-type="float" office:value="39" calcext:value-type="float">
            <text:p>39</text:p>
          </table:table-cell>
          <table:table-cell table:style-name="ce29" office:value-type="float" office:value="39" calcext:value-type="float">
            <text:p>39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5"/>
          <table:table-cell table:style-name="ce23" office:value-type="float" office:value="39" calcext:value-type="float">
            <text:p>39</text:p>
          </table:table-cell>
          <table:table-cell table:style-name="ce29" office:value-type="string" calcext:value-type="string">
            <text:p>39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0" calcext:value-type="float">
            <text:p>40</text:p>
          </table:table-cell>
          <table:table-cell table:style-name="ce29" office:value-type="string" calcext:value-type="string">
            <text:p>40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5"/>
          <table:table-cell table:style-name="ce23" office:value-type="float" office:value="40" calcext:value-type="float">
            <text:p>40</text:p>
          </table:table-cell>
          <table:table-cell table:style-name="ce29" office:value-type="float" office:value="40" calcext:value-type="float">
            <text:p>40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5"/>
          <table:table-cell table:style-name="ce23" office:value-type="float" office:value="40" calcext:value-type="float">
            <text:p>40</text:p>
          </table:table-cell>
          <table:table-cell table:style-name="ce29" office:value-type="string" calcext:value-type="string">
            <text:p>40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1" calcext:value-type="float">
            <text:p>41</text:p>
          </table:table-cell>
          <table:table-cell table:style-name="ce24" office:value-type="string" calcext:value-type="string">
            <text:p>4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5"/>
          <table:table-cell table:style-name="ce23" office:value-type="float" office:value="41" calcext:value-type="float">
            <text:p>41</text:p>
          </table:table-cell>
          <table:table-cell table:style-name="ce29" office:value-type="float" office:value="41" calcext:value-type="float">
            <text:p>4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5"/>
          <table:table-cell table:style-name="ce23" office:value-type="float" office:value="41" calcext:value-type="float">
            <text:p>41</text:p>
          </table:table-cell>
          <table:table-cell table:style-name="ce29" office:value-type="string" calcext:value-type="string">
            <text:p>4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2" calcext:value-type="float">
            <text:p>42</text:p>
          </table:table-cell>
          <table:table-cell table:style-name="ce29" office:value-type="string" calcext:value-type="string">
            <text:p>4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5"/>
          <table:table-cell table:style-name="ce23" office:value-type="float" office:value="42" calcext:value-type="float">
            <text:p>42</text:p>
          </table:table-cell>
          <table:table-cell table:style-name="ce29" office:value-type="float" office:value="42" calcext:value-type="float">
            <text:p>4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5"/>
          <table:table-cell table:style-name="ce23" office:value-type="float" office:value="42" calcext:value-type="float">
            <text:p>42</text:p>
          </table:table-cell>
          <table:table-cell table:style-name="ce29" office:value-type="string" calcext:value-type="string">
            <text:p>4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3" calcext:value-type="float">
            <text:p>43</text:p>
          </table:table-cell>
          <table:table-cell table:style-name="ce24" office:value-type="string" calcext:value-type="string">
            <text:p>4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5"/>
          <table:table-cell table:style-name="ce23" office:value-type="float" office:value="43" calcext:value-type="float">
            <text:p>43</text:p>
          </table:table-cell>
          <table:table-cell table:style-name="ce29" office:value-type="float" office:value="43" calcext:value-type="float">
            <text:p>4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5"/>
          <table:table-cell table:style-name="ce23" office:value-type="float" office:value="43" calcext:value-type="float">
            <text:p>43</text:p>
          </table:table-cell>
          <table:table-cell table:style-name="ce29" office:value-type="string" calcext:value-type="string">
            <text:p>4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4" calcext:value-type="float">
            <text:p>44</text:p>
          </table:table-cell>
          <table:table-cell table:style-name="ce29" office:value-type="string" calcext:value-type="string">
            <text:p>4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5"/>
          <table:table-cell table:style-name="ce23" office:value-type="float" office:value="44" calcext:value-type="float">
            <text:p>44</text:p>
          </table:table-cell>
          <table:table-cell table:style-name="ce29" office:value-type="float" office:value="44" calcext:value-type="float">
            <text:p>4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5"/>
          <table:table-cell table:style-name="ce23" office:value-type="float" office:value="44" calcext:value-type="float">
            <text:p>44</text:p>
          </table:table-cell>
          <table:table-cell table:style-name="ce29" office:value-type="string" calcext:value-type="string">
            <text:p>4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5" calcext:value-type="float">
            <text:p>45</text:p>
          </table:table-cell>
          <table:table-cell table:style-name="ce24" office:value-type="string" calcext:value-type="string">
            <text:p>4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5"/>
          <table:table-cell table:style-name="ce23" office:value-type="float" office:value="45" calcext:value-type="float">
            <text:p>45</text:p>
          </table:table-cell>
          <table:table-cell table:style-name="ce29" office:value-type="float" office:value="45" calcext:value-type="float">
            <text:p>4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5"/>
          <table:table-cell table:style-name="ce23" office:value-type="float" office:value="45" calcext:value-type="float">
            <text:p>45</text:p>
          </table:table-cell>
          <table:table-cell table:style-name="ce29" office:value-type="string" calcext:value-type="string">
            <text:p>4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6" calcext:value-type="float">
            <text:p>46</text:p>
          </table:table-cell>
          <table:table-cell table:style-name="ce29" office:value-type="string" calcext:value-type="string">
            <text:p>4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5"/>
          <table:table-cell table:style-name="ce23" office:value-type="float" office:value="46" calcext:value-type="float">
            <text:p>46</text:p>
          </table:table-cell>
          <table:table-cell table:style-name="ce29" office:value-type="float" office:value="46" calcext:value-type="float">
            <text:p>4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5"/>
          <table:table-cell table:style-name="ce23" office:value-type="float" office:value="46" calcext:value-type="float">
            <text:p>46</text:p>
          </table:table-cell>
          <table:table-cell table:style-name="ce29" office:value-type="string" calcext:value-type="string">
            <text:p>4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7" calcext:value-type="float">
            <text:p>47</text:p>
          </table:table-cell>
          <table:table-cell table:style-name="ce24" office:value-type="string" calcext:value-type="string">
            <text:p>4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5"/>
          <table:table-cell table:style-name="ce23" office:value-type="float" office:value="47" calcext:value-type="float">
            <text:p>47</text:p>
          </table:table-cell>
          <table:table-cell table:style-name="ce29" office:value-type="float" office:value="47" calcext:value-type="float">
            <text:p>4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5"/>
          <table:table-cell table:style-name="ce23" office:value-type="float" office:value="47" calcext:value-type="float">
            <text:p>47</text:p>
          </table:table-cell>
          <table:table-cell table:style-name="ce29" office:value-type="string" calcext:value-type="string">
            <text:p>4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8" calcext:value-type="float">
            <text:p>48</text:p>
          </table:table-cell>
          <table:table-cell table:style-name="ce29" office:value-type="string" calcext:value-type="string">
            <text:p>4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5"/>
          <table:table-cell table:style-name="ce23" office:value-type="float" office:value="48" calcext:value-type="float">
            <text:p>48</text:p>
          </table:table-cell>
          <table:table-cell table:style-name="ce29" office:value-type="float" office:value="48" calcext:value-type="float">
            <text:p>4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5"/>
          <table:table-cell table:style-name="ce23" office:value-type="float" office:value="48" calcext:value-type="float">
            <text:p>48</text:p>
          </table:table-cell>
          <table:table-cell table:style-name="ce29" office:value-type="string" calcext:value-type="string">
            <text:p>4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49" calcext:value-type="float">
            <text:p>49</text:p>
          </table:table-cell>
          <table:table-cell table:style-name="ce24" office:value-type="string" calcext:value-type="string">
            <text:p>4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5"/>
          <table:table-cell table:style-name="ce23" office:value-type="float" office:value="49" calcext:value-type="float">
            <text:p>49</text:p>
          </table:table-cell>
          <table:table-cell table:style-name="ce29" office:value-type="float" office:value="49" calcext:value-type="float">
            <text:p>4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5"/>
          <table:table-cell table:style-name="ce23" office:value-type="float" office:value="49" calcext:value-type="float">
            <text:p>49</text:p>
          </table:table-cell>
          <table:table-cell table:style-name="ce29" office:value-type="string" calcext:value-type="string">
            <text:p>4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0" calcext:value-type="float">
            <text:p>50</text:p>
          </table:table-cell>
          <table:table-cell table:style-name="ce29" office:value-type="string" calcext:value-type="string">
            <text:p>5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5"/>
          <table:table-cell table:style-name="ce23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5"/>
          <table:table-cell table:style-name="ce23" office:value-type="float" office:value="50" calcext:value-type="float">
            <text:p>50</text:p>
          </table:table-cell>
          <table:table-cell table:style-name="ce29" office:value-type="string" calcext:value-type="string">
            <text:p>5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1" calcext:value-type="float">
            <text:p>51</text:p>
          </table:table-cell>
          <table:table-cell table:style-name="ce24" office:value-type="string" calcext:value-type="string">
            <text:p>5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5"/>
          <table:table-cell table:style-name="ce23" office:value-type="float" office:value="51" calcext:value-type="float">
            <text:p>51</text:p>
          </table:table-cell>
          <table:table-cell table:style-name="ce29" office:value-type="float" office:value="51" calcext:value-type="float">
            <text:p>5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5"/>
          <table:table-cell table:style-name="ce23" office:value-type="float" office:value="51" calcext:value-type="float">
            <text:p>51</text:p>
          </table:table-cell>
          <table:table-cell table:style-name="ce29" office:value-type="string" calcext:value-type="string">
            <text:p>5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2" calcext:value-type="float">
            <text:p>52</text:p>
          </table:table-cell>
          <table:table-cell table:style-name="ce29" office:value-type="string" calcext:value-type="string">
            <text:p>5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5"/>
          <table:table-cell table:style-name="ce23" office:value-type="float" office:value="52" calcext:value-type="float">
            <text:p>52</text:p>
          </table:table-cell>
          <table:table-cell table:style-name="ce29" office:value-type="float" office:value="52" calcext:value-type="float">
            <text:p>5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5"/>
          <table:table-cell table:style-name="ce23" office:value-type="float" office:value="52" calcext:value-type="float">
            <text:p>52</text:p>
          </table:table-cell>
          <table:table-cell table:style-name="ce29" office:value-type="string" calcext:value-type="string">
            <text:p>5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3" calcext:value-type="float">
            <text:p>53</text:p>
          </table:table-cell>
          <table:table-cell table:style-name="ce24" office:value-type="string" calcext:value-type="string">
            <text:p>5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5"/>
          <table:table-cell table:style-name="ce23" office:value-type="float" office:value="53" calcext:value-type="float">
            <text:p>53</text:p>
          </table:table-cell>
          <table:table-cell table:style-name="ce29" office:value-type="float" office:value="53" calcext:value-type="float">
            <text:p>5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5"/>
          <table:table-cell table:style-name="ce23" office:value-type="float" office:value="53" calcext:value-type="float">
            <text:p>53</text:p>
          </table:table-cell>
          <table:table-cell table:style-name="ce29" office:value-type="string" calcext:value-type="string">
            <text:p>5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4" calcext:value-type="float">
            <text:p>54</text:p>
          </table:table-cell>
          <table:table-cell table:style-name="ce29" office:value-type="string" calcext:value-type="string">
            <text:p>5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5"/>
          <table:table-cell table:style-name="ce23" office:value-type="float" office:value="54" calcext:value-type="float">
            <text:p>54</text:p>
          </table:table-cell>
          <table:table-cell table:style-name="ce29" office:value-type="float" office:value="54" calcext:value-type="float">
            <text:p>5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5"/>
          <table:table-cell table:style-name="ce23" office:value-type="float" office:value="54" calcext:value-type="float">
            <text:p>54</text:p>
          </table:table-cell>
          <table:table-cell table:style-name="ce29" office:value-type="string" calcext:value-type="string">
            <text:p>5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5" calcext:value-type="float">
            <text:p>55</text:p>
          </table:table-cell>
          <table:table-cell table:style-name="ce24" office:value-type="string" calcext:value-type="string">
            <text:p>5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5"/>
          <table:table-cell table:style-name="ce23" office:value-type="float" office:value="55" calcext:value-type="float">
            <text:p>55</text:p>
          </table:table-cell>
          <table:table-cell table:style-name="ce29" office:value-type="float" office:value="55" calcext:value-type="float">
            <text:p>5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5"/>
          <table:table-cell table:style-name="ce23" office:value-type="float" office:value="55" calcext:value-type="float">
            <text:p>55</text:p>
          </table:table-cell>
          <table:table-cell table:style-name="ce29" office:value-type="string" calcext:value-type="string">
            <text:p>5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6" calcext:value-type="float">
            <text:p>56</text:p>
          </table:table-cell>
          <table:table-cell table:style-name="ce29" office:value-type="string" calcext:value-type="string">
            <text:p>5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5"/>
          <table:table-cell table:style-name="ce23" office:value-type="float" office:value="56" calcext:value-type="float">
            <text:p>56</text:p>
          </table:table-cell>
          <table:table-cell table:style-name="ce29" office:value-type="float" office:value="56" calcext:value-type="float">
            <text:p>5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5"/>
          <table:table-cell table:style-name="ce23" office:value-type="float" office:value="56" calcext:value-type="float">
            <text:p>56</text:p>
          </table:table-cell>
          <table:table-cell table:style-name="ce29" office:value-type="string" calcext:value-type="string">
            <text:p>5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7" calcext:value-type="float">
            <text:p>57</text:p>
          </table:table-cell>
          <table:table-cell table:style-name="ce24" office:value-type="string" calcext:value-type="string">
            <text:p>5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5"/>
          <table:table-cell table:style-name="ce23" office:value-type="float" office:value="57" calcext:value-type="float">
            <text:p>57</text:p>
          </table:table-cell>
          <table:table-cell table:style-name="ce29" office:value-type="float" office:value="57" calcext:value-type="float">
            <text:p>5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5"/>
          <table:table-cell table:style-name="ce23" office:value-type="float" office:value="57" calcext:value-type="float">
            <text:p>57</text:p>
          </table:table-cell>
          <table:table-cell table:style-name="ce29" office:value-type="string" calcext:value-type="string">
            <text:p>5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8" calcext:value-type="float">
            <text:p>58</text:p>
          </table:table-cell>
          <table:table-cell table:style-name="ce29" office:value-type="string" calcext:value-type="string">
            <text:p>5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5"/>
          <table:table-cell table:style-name="ce23" office:value-type="float" office:value="58" calcext:value-type="float">
            <text:p>58</text:p>
          </table:table-cell>
          <table:table-cell table:style-name="ce29" office:value-type="float" office:value="58" calcext:value-type="float">
            <text:p>5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5"/>
          <table:table-cell table:style-name="ce23" office:value-type="float" office:value="58" calcext:value-type="float">
            <text:p>58</text:p>
          </table:table-cell>
          <table:table-cell table:style-name="ce29" office:value-type="string" calcext:value-type="string">
            <text:p>5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59" calcext:value-type="float">
            <text:p>59</text:p>
          </table:table-cell>
          <table:table-cell table:style-name="ce24" office:value-type="string" calcext:value-type="string">
            <text:p>5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5"/>
          <table:table-cell table:style-name="ce23" office:value-type="float" office:value="59" calcext:value-type="float">
            <text:p>59</text:p>
          </table:table-cell>
          <table:table-cell table:style-name="ce29" office:value-type="float" office:value="59" calcext:value-type="float">
            <text:p>5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5"/>
          <table:table-cell table:style-name="ce23" office:value-type="float" office:value="59" calcext:value-type="float">
            <text:p>59</text:p>
          </table:table-cell>
          <table:table-cell table:style-name="ce29" office:value-type="string" calcext:value-type="string">
            <text:p>5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60" calcext:value-type="float">
            <text:p>60</text:p>
          </table:table-cell>
          <table:table-cell table:style-name="ce29" office:value-type="string" calcext:value-type="string">
            <text:p>6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5"/>
          <table:table-cell table:style-name="ce23" office:value-type="float" office:value="60" calcext:value-type="float">
            <text:p>60</text:p>
          </table:table-cell>
          <table:table-cell table:style-name="ce29" office:value-type="float" office:value="60" calcext:value-type="float">
            <text:p>6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5"/>
          <table:table-cell table:style-name="ce23" office:value-type="float" office:value="60" calcext:value-type="float">
            <text:p>60</text:p>
          </table:table-cell>
          <table:table-cell table:style-name="ce29" office:value-type="string" calcext:value-type="string">
            <text:p>6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61" calcext:value-type="float">
            <text:p>61</text:p>
          </table:table-cell>
          <table:table-cell table:style-name="ce24" office:value-type="string" calcext:value-type="string">
            <text:p>6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5"/>
          <table:table-cell table:style-name="ce23" office:value-type="float" office:value="61" calcext:value-type="float">
            <text:p>61</text:p>
          </table:table-cell>
          <table:table-cell table:style-name="ce29" office:value-type="float" office:value="61" calcext:value-type="float">
            <text:p>6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5"/>
          <table:table-cell table:style-name="ce23" office:value-type="float" office:value="61" calcext:value-type="float">
            <text:p>61</text:p>
          </table:table-cell>
          <table:table-cell table:style-name="ce29" office:value-type="string" calcext:value-type="string">
            <text:p>6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3" office:value-type="float" office:value="62" calcext:value-type="float">
            <text:p>62</text:p>
          </table:table-cell>
          <table:table-cell table:style-name="ce29" office:value-type="string" calcext:value-type="string">
            <text:p>6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5"/>
          <table:table-cell table:style-name="ce23" office:value-type="float" office:value="62" calcext:value-type="float">
            <text:p>62</text:p>
          </table:table-cell>
          <table:table-cell table:style-name="ce29" office:value-type="float" office:value="62" calcext:value-type="float">
            <text:p>6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5"/>
          <table:table-cell table:style-name="ce23" office:value-type="float" office:value="62" calcext:value-type="float">
            <text:p>62</text:p>
          </table:table-cell>
          <table:table-cell table:style-name="ce29" office:value-type="string" calcext:value-type="string">
            <text:p>6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1"/>
          <table:table-cell table:number-columns-repeated="7"/>
          <table:table-cell table:style-name="ce32" table:content-validation-name="val1"/>
          <table:table-cell table:number-columns-repeated="7"/>
          <table:table-cell table:style-name="ce32" table:content-validation-name="val1"/>
          <table:table-cell table:number-columns-repeated="16"/>
        </table:table-row>
        <table:table-row table:style-name="ro2">
          <table:table-cell table:number-columns-repeated="6"/>
          <table:table-cell table:style-name="ce32" table:content-validation-name="val1"/>
          <table:table-cell table:number-columns-repeated="7"/>
          <table:table-cell table:style-name="ce32" table:content-validation-name="val1"/>
          <table:table-cell table:number-columns-repeated="7"/>
          <table:table-cell table:style-name="ce32" table:content-validation-name="val1"/>
          <table:table-cell table:number-columns-repeated="16"/>
        </table:table-row>
        <table:table-row table:style-name="ro2" table:number-rows-repeated="1048510">
          <table:table-cell table:number-columns-repeated="39"/>
        </table:table-row>
        <table:table-row table:style-name="ro2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I2:Groups.AI17 Groups.AM2:Groups.AM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sc" table:style-name="ta4"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" table:number-columns-repeated="16381"/>
        <table:table-row table:style-name="ro2">
          <table:table-cell table:style-name="ce26" office:value-type="string" calcext:value-type="string">
            <text:p>Property</text:p>
          </table:table-cell>
          <table:table-cell table:style-name="ce26" office:value-type="string" calcext:value-type="string">
            <text:p>Value</text:p>
          </table:table-cell>
          <table:table-cell table:style-name="ce40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5" table:number-rows-repeated="1048566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03T12:39:25.051654126</dc:date>
    <meta:editing-cycles>214</meta:editing-cycles>
    <meta:editing-duration>P5DT3H43M34S</meta:editing-duration>
    <meta:generator>LibreOffice/7.4.2.3$MacOSX_X86_64 LibreOffice_project/382eef1f22670f7f4118c8c2dd222ec7ad009daf</meta:generator>
    <meta:document-statistic meta:table-count="4" meta:cell-count="3436" meta:object-count="0"/>
    <meta:user-defined meta:name="AppVersion">15.0000</meta:user-defined>
  </office:meta>
</office:document-meta>
</file>